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umR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denBi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float" office:value="21691" calcext:value-type="float">
            <text:p>21691</text:p>
          </table:table-cell>
        </table:table-row>
        <table:table-row table:style-name="ro1">
          <table:table-cell/>
          <table:table-cell office:value-type="string" calcext:value-type="string">
            <text:p>m2</text:p>
          </table:table-cell>
          <table:table-cell office:value-type="float" office:value="-30503" calcext:value-type="float">
            <text:p>-30503</text:p>
          </table:table-cell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table:formula="of:=([.C5]*[.C6])*2^-[.C3]" office:value-type="float" office:value="-20191.6678771973" calcext:value-type="float">
            <text:p>-20191,66787719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askLow</text:p>
          </table:table-cell>
          <table:table-cell table:formula="of:=(2^([.C2]/2))-1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maskHigh</text:p>
          </table:table-cell>
          <table:table-cell table:formula="of:=((2^([.C2]/2))-1)*2^([.C2]/2)" office:value-type="float" office:value="65280" calcext:value-type="float">
            <text:p>652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1Low</text:p>
          </table:table-cell>
          <table:table-cell table:formula="of:=BITAND(ABS([.C5]);[.C9])"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string" calcext:value-type="string">
            <text:p>m1High</text:p>
          </table:table-cell>
          <table:table-cell table:formula="of:=BITAND(ABS([.C5]);[.C10])*2^(-[.C2]/2)" office:value-type="float" office:value="84" calcext:value-type="float">
            <text:p>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2Low</text:p>
          </table:table-cell>
          <table:table-cell table:formula="of:=BITAND(ABS([.C6]);[.C9])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m2High</text:p>
          </table:table-cell>
          <table:table-cell table:formula="of:=BITAND(ABS([.C6]);[.C10])*2^(-[.C2]/2)" office:value-type="float" office:value="119" calcext:value-type="float">
            <text:p>1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[.C13]*[.C16]" office:value-type="float" office:value="9996" calcext:value-type="float">
            <text:p>9996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[.C16]*[.C12]+[.C13]*[.C15]" office:value-type="float" office:value="25529" calcext:value-type="float">
            <text:p>25529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[.C15]*[.C12]" office:value-type="float" office:value="7293" calcext:value-type="float">
            <text:p>72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xpH</text:p>
          </table:table-cell>
          <table:table-cell table:formula="of:=([.C2]-[.C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M</text:p>
          </table:table-cell>
          <table:table-cell table:formula="of:=(([.C2]/2)-[.C3])"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string" calcext:value-type="string">
            <text:p>expL</text:p>
          </table:table-cell>
          <table:table-cell table:formula="of:=(-[.C3])" office:value-type="float" office:value="-15" calcext:value-type="float">
            <text:p>-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askH</text:p>
          </table:table-cell>
          <table:table-cell table:formula="of:=(2^-[.C22])-1" office:value-type="float" office:value="-0.5" calcext:value-type="float">
            <text:p>-0,5</text:p>
          </table:table-cell>
        </table:table-row>
        <table:table-row table:style-name="ro1">
          <table:table-cell/>
          <table:table-cell office:value-type="string" calcext:value-type="string">
            <text:p>carryH</text:p>
          </table:table-cell>
          <table:table-cell table:formula="of:=IF([.C22]&gt;0;0;BITAND([.C18];[.C26])*2^(-([.C22]-[.C23])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[.C18]*2^[.C22]" office:value-type="float" office:value="19992" calcext:value-type="float">
            <text:p>1999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askM</text:p>
          </table:table-cell>
          <table:table-cell table:formula="of:=(2^-[.C23])-1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string" calcext:value-type="string">
            <text:p>carryM</text:p>
          </table:table-cell>
          <table:table-cell table:formula="of:=IF([.C23]&gt;0;0;BITAND([.C19];[.C30])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FLOOR(([.C19]*2^[.C23])+[.C27])" office:value-type="float" office:value="199" calcext:value-type="float">
            <text:p>1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arryM</text:p>
          </table:table-cell>
          <table:table-cell table:formula="of:=[.C31]*2^(-([.C23]-[.C24]-1))" office:value-type="float" office:value="0.4453125" calcext:value-type="float">
            <text:p>0,445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16:11:49.143316850</meta:creation-date>
    <dc:date>2021-03-28T17:24:14.474172871</dc:date>
    <meta:editing-duration>PT20M53S</meta:editing-duration>
    <meta:editing-cycles>4</meta:editing-cycles>
    <meta:generator>LibreOffice/6.4.6.2$Linux_X86_64 LibreOffice_project/40$Build-2</meta:generator>
    <meta:document-statistic meta:table-count="1" meta:cell-count="48" meta:object-count="0"/>
  </office:meta>
</office:document-meta>
</file>